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style:font-name="Nimbus Sans L" style:font-name-asian="Mincho" style:font-name-complex="Tahom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text will be replaced <office:annotation><dc:date>2008-02-20T00:00:00</dc:date><text:p>do text</text:p><text:p>from xhtml(xhtmlInput)</text:p></office:annotation>with a chunk of XHTML containing a tab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Gaetan Delannay</meta:initial-creator>
    <meta:creation-date>2007-08-06T12:09:45</meta:creation-date>
    <dc:creator>Gaetan Delannay</dc:creator>
    <dc:date>2008-02-20T16:17:37</dc:date>
    <dc:language>en-US</dc:language>
    <meta:editing-cycles>15</meta:editing-cycles>
    <meta:editing-duration>PT1H53M5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13" meta:character-count="69"/>
  </office:meta>
</office:document-meta>
</file>